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Khmer OS System" svg:font-family="'Khmer OS System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1.8256in"/>
    </style:style>
    <style:style style:name="co6" style:family="table-column">
      <style:table-column-properties fo:break-before="auto" style:column-width="1.4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color="#808080" style:text-outline="false" style:text-line-through-style="none" style:text-line-through-type="none" style:font-name="Khmer OS System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Khmer OS System" style:font-size-asian="10.5pt" style:language-asian="none" style:country-asian="none" style:font-style-asian="normal" style:font-weight-asian="normal" style:font-name-complex="Khmer OS System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ackground-color="#729fcf"/>
    </style:style>
    <style:style style:name="ce10" style:family="table-cell" style:parent-style-name="Default" style:data-style-name="N11">
      <style:table-cell-properties fo:background-color="#729fc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column table:style-name="co6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row table:style-name="ro1" table:number-rows-repeated="3">
          <table:table-cell table:number-columns-repeated="30"/>
        </table:table-row>
        <table:table-row table:style-name="ro1">
          <table:table-cell/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oting_policy</text:p>
          </table:table-cell>
          <table:table-cell table:style-name="ce2" office:value-type="string" calcext:value-type="string">
            <text:p>Distance_Algorithm</text:p>
          </table:table-cell>
          <table:table-cell table:style-name="ce2" office:value-type="string" calcext:value-type="string">
            <text:p>Feature selection</text:p>
          </table:table-cell>
          <table:table-cell table:style-name="ce2" office:value-type="string" calcext:value-type="string">
            <text:p>Eucledian mean accuracy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time used</text:p>
          </table:table-cell>
          <table:table-cell table:style-name="ce2" office:value-type="string" calcext:value-type="string">
            <text:p>Features </text:p>
          </table:table-cell>
          <table:table-cell/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oting_policy</text:p>
          </table:table-cell>
          <table:table-cell table:style-name="ce2" office:value-type="string" calcext:value-type="string">
            <text:p>Distance_Algorithm</text:p>
          </table:table-cell>
          <table:table-cell table:style-name="ce2" office:value-type="string" calcext:value-type="string">
            <text:p>Feature selection</text:p>
          </table:table-cell>
          <table:table-cell table:style-name="ce2" office:value-type="string" calcext:value-type="string">
            <text:p>Eucledian mean accuracy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time used</text:p>
          </table:table-cell>
          <table:table-cell table:style-name="ce2" office:value-type="string" calcext:value-type="string">
            <text:p>Features 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100241784435109" calcext:value-type="percentage">
            <text:p>10.02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3.5762601630413" calcext:value-type="float">
            <text:p>23.57626016304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table:style-name="ce1"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I-Gain</text:p>
          </table:table-cell>
          <table:table-cell table:style-name="ce6" office:value-type="percentage" office:value="0.0999305092066727" calcext:value-type="percentage">
            <text:p>9.99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17.6795808360039" calcext:value-type="float">
            <text:p>17.6795808360039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3.3145837160118" calcext:value-type="float">
            <text:p>23.3145837160118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100241784435109" calcext:value-type="percentage">
            <text:p>10.02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4.2271370299859" calcext:value-type="float">
            <text:p>24.2271370299859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I-Gain</text:p>
          </table:table-cell>
          <table:table-cell table:style-name="ce6" office:value-type="percentage" office:value="0.894178708673498" calcext:value-type="percentage">
            <text:p>89.42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18.0778215570608" calcext:value-type="float">
            <text:p>18.0778215570608</text:p>
          </table:table-cell>
          <table:table-cell table:style-name="ce3" office:value-type="float" office:value="25" calcext:value-type="float">
            <text:p>25</text:p>
          </table:table-cell>
          <table:table-cell table:formula="of:=[.U7]-[.U6]" office:value-type="float" office:value="-5.23676215895102" calcext:value-type="float">
            <text:p>-5.23676215895102</text:p>
          </table:table-cell>
          <table:table-cell table:formula="of:=1-([.U7]/[.U6])" office:value-type="float" office:value="0.224613152983493" calcext:value-type="float">
            <text:p>0.22461315298349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6" office:value-type="percentage" office:value="0.10272868490676" calcext:value-type="percentage">
            <text:p>10.27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18.7867156090215" calcext:value-type="float">
            <text:p>18.7867156090215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2.3256329659489" calcext:value-type="float">
            <text:p>22.3256329659489</text:p>
          </table:table-cell>
          <table:table-cell table:style-name="ce3" office:value-type="float" office:value="36" calcext:value-type="float">
            <text:p>36</text:p>
          </table:table-cell>
          <table:table-cell table:formula="of:=1-([.S7]/[.S6])" office:value-type="float" office:value="0.00363354290909701" calcext:value-type="float">
            <text:p>0.00363354290909701</text:p>
          </table:table-cell>
          <table:table-cell table:formula="of:=[.W8]*100" office:value-type="float" office:value="0.363354290909701" calcext:value-type="float">
            <text:p>0.363354290909701</text:p>
          </table:table-cell>
          <table:table-cell/>
          <table:table-cell table:style-name="ce2" office:value-type="string" calcext:value-type="string">
            <text:p>Feature selection</text:p>
          </table:table-cell>
          <table:table-cell table:style-name="ce2" office:value-type="string" calcext:value-type="string">
            <text:p>Eucledian mean accuracy</text:p>
          </table:table-cell>
          <table:table-cell table:style-name="ce2" office:value-type="string" calcext:value-type="string">
            <text:p>time used</text:p>
          </table:table-cell>
          <table:table-cell table:style-name="ce2" office:value-type="string" calcext:value-type="string">
            <text:p>Features </text:p>
          </table:table-cell>
          <table:table-cell table:style-name="ce2"/>
        </table:table-row>
        <table:table-row table:style-name="ro1"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100241784435109" calcext:value-type="percentage">
            <text:p>10.02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3" office:value-type="float" office:value="23.4861068740138" calcext:value-type="float">
            <text:p>23.4861068740138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6" office:value-type="percentage" office:value="0.89356073158217" calcext:value-type="percentage">
            <text:p>89.36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18.3161552590318" calcext:value-type="float">
            <text:p>18.3161552590318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3"/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office:value-type="float" office:value="24.0428472210187" calcext:value-type="float">
            <text:p>24.0428472210187</text:p>
          </table:table-cell>
          <table:table-cell table:style-name="ce3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I-Gain</text:p>
          </table:table-cell>
          <table:table-cell table:style-name="ce6" office:value-type="percentage" office:value="0.0972904944389404" calcext:value-type="percentage">
            <text:p>9.73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3" office:value-type="float" office:value="16.4509962839365" calcext:value-type="float">
            <text:p>16.4509962839365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2.0996954079892" calcext:value-type="float">
            <text:p>22.0996954079892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3"/>
          <table:table-cell table:style-name="ce3" office:value-type="string" calcext:value-type="string">
            <text:p>I-Gain</text:p>
          </table:table-cell>
          <table:table-cell table:style-name="ce6" office:value-type="percentage" office:value="0.884389552737243" calcext:value-type="percentage">
            <text:p>88.44%</text:p>
          </table:table-cell>
          <table:table-cell office:value-type="float" office:value="17.7124638280075" calcext:value-type="float">
            <text:p>17.7124638280075</text:p>
          </table:table-cell>
          <table:table-cell table:style-name="ce3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100241784435109" calcext:value-type="percentage">
            <text:p>10.02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3" office:value-type="float" office:value="25.7169018160494" calcext:value-type="float">
            <text:p>25.7169018160494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I-Gain</text:p>
          </table:table-cell>
          <table:table-cell table:style-name="ce6" office:value-type="percentage" office:value="0.890442591356436" calcext:value-type="percentage">
            <text:p>89.0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17.1196567089937" calcext:value-type="float">
            <text:p>17.1196567089937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3"/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office:value-type="float" office:value="24.0668900682398" calcext:value-type="float">
            <text:p>24.0668900682398</text:p>
          </table:table-cell>
          <table:table-cell table:style-name="ce3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7" office:value-type="percentage" office:value="0.104750944588626" calcext:value-type="percentage">
            <text:p>10.48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2" office:value-type="float" office:value="17.4761983159988" calcext:value-type="float">
            <text:p>17.4761983159988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2.4422708940692" calcext:value-type="float">
            <text:p>22.4422708940692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3"/>
          <table:table-cell table:style-name="ce3" office:value-type="string" calcext:value-type="string">
            <text:p>relief</text:p>
          </table:table-cell>
          <table:table-cell table:style-name="ce6" office:value-type="percentage" office:value="0.867760357420346" calcext:value-type="percentage">
            <text:p>86.78%</text:p>
          </table:table-cell>
          <table:table-cell office:value-type="float" office:value="19.526246436988" calcext:value-type="float">
            <text:p>19.526246436988</text:p>
          </table:table-cell>
          <table:table-cell table:style-name="ce3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100241784435109" calcext:value-type="percentage">
            <text:p>10.02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3" office:value-type="float" office:value="25.2019650259463" calcext:value-type="float">
            <text:p>25.2019650259463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6" office:value-type="percentage" office:value="0.885479413180726" calcext:value-type="percentage">
            <text:p>88.55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17.7967225040484" calcext:value-type="float">
            <text:p>17.7967225040484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3"/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3" office:value-type="float" office:value="25.0099670709751" calcext:value-type="float">
            <text:p>25.0099670709751</text:p>
          </table:table-cell>
          <table:table-cell table:style-name="ce3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I-Gain</text:p>
          </table:table-cell>
          <table:table-cell table:style-name="ce7" office:value-type="percentage" office:value="0.101489819303666" calcext:value-type="percentage">
            <text:p>10.15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2" office:value-type="float" office:value="16.4352380200289" calcext:value-type="float">
            <text:p>16.4352380200289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4.0428472210187" calcext:value-type="float">
            <text:p>24.0428472210187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3"/>
          <table:table-cell table:style-name="ce3" office:value-type="string" calcext:value-type="string">
            <text:p>I-Gain</text:p>
          </table:table-cell>
          <table:table-cell table:style-name="ce6" office:value-type="percentage" office:value="0.874752055362433" calcext:value-type="percentage">
            <text:p>87.48%</text:p>
          </table:table-cell>
          <table:table-cell table:style-name="ce3" office:value-type="float" office:value="18.2044427930377" calcext:value-type="float">
            <text:p>18.2044427930377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100241784435109" calcext:value-type="percentage">
            <text:p>10.02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4.0497699910484" calcext:value-type="float">
            <text:p>24.0497699910484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I-Gain</text:p>
          </table:table-cell>
          <table:table-cell table:style-name="ce6" office:value-type="percentage" office:value="0.884389552737243" calcext:value-type="percentage">
            <text:p>88.4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17.7124638280075" calcext:value-type="float">
            <text:p>17.7124638280075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3" office:value-type="float" office:value="24.0741096869751" calcext:value-type="float">
            <text:p>24.0741096869751</text:p>
          </table:table-cell>
          <table:table-cell table:style-name="ce3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6" office:value-type="percentage" office:value="0.121054653275249" calcext:value-type="percentage">
            <text:p>12.11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1.4483662690036" calcext:value-type="float">
            <text:p>21.4483662690036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4.0668900682398" calcext:value-type="float">
            <text:p>24.0668900682398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3"/>
          <table:table-cell table:style-name="ce3" office:value-type="string" calcext:value-type="string">
            <text:p>relief</text:p>
          </table:table-cell>
          <table:table-cell table:style-name="ce14" office:value-type="percentage" office:value="0.841187424848358" calcext:value-type="percentage">
            <text:p>84.12%</text:p>
          </table:table-cell>
          <table:table-cell table:style-name="ce2" office:value-type="float" office:value="17.4824694099952" calcext:value-type="float">
            <text:p>17.4824694099952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oting_policy</text:p>
          </table:table-cell>
          <table:table-cell table:style-name="ce2" office:value-type="string" calcext:value-type="string">
            <text:p>Distance_Algorithm</text:p>
          </table:table-cell>
          <table:table-cell table:style-name="ce2" office:value-type="string" calcext:value-type="string">
            <text:p>Feature selection</text:p>
          </table:table-cell>
          <table:table-cell table:style-name="ce2" office:value-type="string" calcext:value-type="string">
            <text:p>Eucledian mean accuracy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time used</text:p>
          </table:table-cell>
          <table:table-cell table:style-name="ce2" office:value-type="string" calcext:value-type="string">
            <text:p>Features 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6" office:value-type="percentage" office:value="0.867760357420346" calcext:value-type="percentage">
            <text:p>86.78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19.526246436988" calcext:value-type="float">
            <text:p>19.526246436988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office:value-type="float" office:value="21.6202808399685" calcext:value-type="float">
            <text:p>21.6202808399685</text:p>
          </table:table-cell>
          <table:table-cell table:style-name="ce3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8" office:value-type="percentage" office:value="0.920999383706427" calcext:value-type="percentage">
            <text:p>92.10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6.81716657988727" calcext:value-type="float">
            <text:p>6.81716657988727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5.0099670709751" calcext:value-type="float">
            <text:p>25.0099670709751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3"/>
          <table:table-cell table:style-name="ce3" office:value-type="string" calcext:value-type="string">
            <text:p>I-Gain</text:p>
          </table:table-cell>
          <table:table-cell table:style-name="ce7" office:value-type="percentage" office:value="0.852996655772687" calcext:value-type="percentage">
            <text:p>85.30%</text:p>
          </table:table-cell>
          <table:table-cell table:style-name="ce19" office:value-type="float" office:value="16.114722052007" calcext:value-type="float">
            <text:p>16.114722052007</text:p>
          </table:table-cell>
          <table:table-cell table:style-name="ce3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I-Gain</text:p>
          </table:table-cell>
          <table:table-cell table:style-name="ce8" office:value-type="percentage" office:value="0.920999383706427" calcext:value-type="percentage">
            <text:p>92.10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6.53006708002067" calcext:value-type="float">
            <text:p>6.53006708002067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I-Gain</text:p>
          </table:table-cell>
          <table:table-cell table:style-name="ce6" office:value-type="percentage" office:value="0.874752055362433" calcext:value-type="percentage">
            <text:p>87.48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18.2044427930377" calcext:value-type="float">
            <text:p>18.2044427930377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office:value-type="float" office:value="21.1469809270638" calcext:value-type="float">
            <text:p>21.1469809270638</text:p>
          </table:table-cell>
          <table:table-cell table:style-name="ce3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8" office:value-type="percentage" office:value="0.920999383706427" calcext:value-type="percentage">
            <text:p>92.10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6.92393225696287" calcext:value-type="float">
            <text:p>6.92393225696287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4.0741096869751" calcext:value-type="float">
            <text:p>24.0741096869751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3"/>
          <table:table-cell table:style-name="ce3" office:value-type="string" calcext:value-type="string">
            <text:p>relief</text:p>
          </table:table-cell>
          <table:table-cell table:style-name="ce6" office:value-type="percentage" office:value="0.609184309172291" calcext:value-type="percentage">
            <text:p>60.92%</text:p>
          </table:table-cell>
          <table:table-cell office:value-type="float" office:value="15.3562649719825" calcext:value-type="float">
            <text:p>15.3562649719825</text:p>
          </table:table-cell>
          <table:table-cell table:style-name="ce3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8" office:value-type="percentage" office:value="0.920999383706427" calcext:value-type="percentage">
            <text:p>92.10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6.39521631898242" calcext:value-type="float">
            <text:p>6.39521631898242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14" office:value-type="percentage" office:value="0.841187424848358" calcext:value-type="percentage">
            <text:p>84.12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2" office:value-type="float" office:value="17.4824694099952" calcext:value-type="float">
            <text:p>17.482469409995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8" office:value-type="percentage" office:value="0.920999383706427" calcext:value-type="percentage">
            <text:p>92.10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3" office:value-type="float" office:value="5.90527499199379" calcext:value-type="float">
            <text:p>5.90527499199379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1.6202808399685" calcext:value-type="float">
            <text:p>21.6202808399685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hypothyroid</text:p>
          </table:table-cell>
          <table:table-cell table:style-name="ce4" office:value-type="string" calcext:value-type="string">
            <text:p>IB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ost_voted</text:p>
          </table:table-cell>
          <table:table-cell table:style-name="ce4" office:value-type="string" calcext:value-type="string">
            <text:p>Euclidean</text:p>
          </table:table-cell>
          <table:table-cell table:style-name="ce5" office:value-type="string" calcext:value-type="string">
            <text:p>I-Gain</text:p>
          </table:table-cell>
          <table:table-cell table:style-name="ce9" office:value-type="percentage" office:value="0.920999383706427" calcext:value-type="percentage">
            <text:p>92.10%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5" office:value-type="float" office:value="5.23692931697588" calcext:value-type="float">
            <text:p>5.23692931697588</text:p>
          </table:table-cell>
          <table:table-cell table:style-name="ce5" office:value-type="float" office:value="10" calcext:value-type="float">
            <text:p>10</text:p>
          </table:table-cell>
          <table:table-cell table:formula="of:=([.J23]/[.J22])-1" office:value-type="float" office:value="-0.113177739550494" calcext:value-type="float">
            <text:p>-0.113177739550494</text:p>
          </table:table-cell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I-Gain</text:p>
          </table:table-cell>
          <table:table-cell table:style-name="ce7" office:value-type="percentage" office:value="0.852996655772687" calcext:value-type="percentage">
            <text:p>85.30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2" office:value-type="float" office:value="16.114722052007" calcext:value-type="float">
            <text:p>16.11472205200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8" office:value-type="percentage" office:value="0.920999383706427" calcext:value-type="percentage">
            <text:p>92.10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3" office:value-type="float" office:value="6.77729158193688" calcext:value-type="float">
            <text:p>6.77729158193688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897439593946425" calcext:value-type="percentage">
            <text:p>89.74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21.1469809270638" calcext:value-type="float">
            <text:p>21.1469809270638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8" office:value-type="percentage" office:value="0.920999383706427" calcext:value-type="percentage">
            <text:p>92.10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ce3" office:value-type="float" office:value="5.89727136798319" calcext:value-type="float">
            <text:p>5.89727136798319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string" calcext:value-type="string">
            <text:p>Satimage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6" office:value-type="percentage" office:value="0.609184309172291" calcext:value-type="percentage">
            <text:p>60.92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15.3562649719825" calcext:value-type="float">
            <text:p>15.356264971982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8" office:value-type="percentage" office:value="0.920999383706427" calcext:value-type="percentage">
            <text:p>92.10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6.48983493499691" calcext:value-type="float">
            <text:p>6.4898349349969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I-Gain</text:p>
          </table:table-cell>
          <table:table-cell table:style-name="ce8" office:value-type="percentage" office:value="0.920999383706427" calcext:value-type="percentage">
            <text:p>92.10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5.53519550600322" calcext:value-type="float">
            <text:p>5.5351955060032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8" office:value-type="percentage" office:value="0.920999383706427" calcext:value-type="percentage">
            <text:p>92.10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7.13283843398676" calcext:value-type="float">
            <text:p>7.1328384339867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8" office:value-type="percentage" office:value="0.920999383706427" calcext:value-type="percentage">
            <text:p>92.10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6.27769863797585" calcext:value-type="float">
            <text:p>6.27769863797585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Dataset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Voting_policy</text:p>
          </table:table-cell>
          <table:table-cell table:style-name="ce2" office:value-type="string" calcext:value-type="string">
            <text:p>Distance_Algorithm</text:p>
          </table:table-cell>
          <table:table-cell table:style-name="ce2" office:value-type="string" calcext:value-type="string">
            <text:p>Feature selection</text:p>
          </table:table-cell>
          <table:table-cell table:style-name="ce2" office:value-type="string" calcext:value-type="string">
            <text:p>Eucledian mean accuracy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time used</text:p>
          </table:table-cell>
          <table:table-cell table:style-name="ce2" office:value-type="string" calcext:value-type="string">
            <text:p>Features </text:p>
          </table:table-cell>
          <table:table-cell table:number-columns-repeated="3"/>
          <table:table-cell table:style-name="ce2" office:value-type="string" calcext:value-type="string">
            <text:p>Feature selection</text:p>
          </table:table-cell>
          <table:table-cell table:style-name="ce2" office:value-type="string" calcext:value-type="string">
            <text:p>Eucledian mean accuracy</text:p>
          </table:table-cell>
          <table:table-cell table:style-name="ce2" office:value-type="string" calcext:value-type="string">
            <text:p>time used</text:p>
          </table:table-cell>
          <table:table-cell table:style-name="ce2" office:value-type="string" calcext:value-type="string">
            <text:p>Features 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939562234303834" calcext:value-type="percentage">
            <text:p>93.96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Default" office:value-type="float" office:value="6.18981055403856" calcext:value-type="float">
            <text:p>6.18981055403856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3"/>
          <table:table-cell table:style-name="ce3" office:value-type="string" calcext:value-type="string">
            <text:p>Without</text:p>
          </table:table-cell>
          <table:table-cell table:style-name="ce6" office:value-type="percentage" office:value="0.939562234303834" calcext:value-type="percentage">
            <text:p>93.96%</text:p>
          </table:table-cell>
          <table:table-cell office:value-type="float" office:value="6.18981055403856" calcext:value-type="float">
            <text:p>6.18981055403856</text:p>
          </table:table-cell>
          <table:table-cell table:style-name="ce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I-Gain</text:p>
          </table:table-cell>
          <table:table-cell table:style-name="ce6" office:value-type="percentage" office:value="0.941953753705331" calcext:value-type="percentage">
            <text:p>94.20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Default" office:value-type="float" office:value="5.85944673605263" calcext:value-type="float">
            <text:p>5.8594467360526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3"/>
          <table:table-cell table:style-name="ce3" office:value-type="string" calcext:value-type="string">
            <text:p>I-Gain</text:p>
          </table:table-cell>
          <table:table-cell table:style-name="ce6" office:value-type="percentage" office:value="0.941953753705331" calcext:value-type="percentage">
            <text:p>94.20%</text:p>
          </table:table-cell>
          <table:table-cell office:value-type="float" office:value="5.85944673605263" calcext:value-type="float">
            <text:p>5.85944673605263</text:p>
          </table:table-cell>
          <table:table-cell table:style-name="ce3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939562234303834" calcext:value-type="percentage">
            <text:p>93.96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Default" office:value-type="float" office:value="6.12852530102828" calcext:value-type="float">
            <text:p>6.12852530102828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3"/>
          <table:table-cell table:style-name="ce3" office:value-type="string" calcext:value-type="string">
            <text:p>Without</text:p>
          </table:table-cell>
          <table:table-cell table:style-name="ce6" office:value-type="percentage" office:value="0.939562234303834" calcext:value-type="percentage">
            <text:p>93.96%</text:p>
          </table:table-cell>
          <table:table-cell office:value-type="float" office:value="6.12852530102828" calcext:value-type="float">
            <text:p>6.12852530102828</text:p>
          </table:table-cell>
          <table:table-cell table:style-name="ce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6" office:value-type="percentage" office:value="0.939826784568384" calcext:value-type="percentage">
            <text:p>93.98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Default" office:value-type="float" office:value="5.78651045201696" calcext:value-type="float">
            <text:p>5.7865104520169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3"/>
          <table:table-cell table:style-name="ce3" office:value-type="string" calcext:value-type="string">
            <text:p>relief</text:p>
          </table:table-cell>
          <table:table-cell table:style-name="ce6" office:value-type="percentage" office:value="0.939826784568384" calcext:value-type="percentage">
            <text:p>93.98%</text:p>
          </table:table-cell>
          <table:table-cell office:value-type="float" office:value="5.78651045201696" calcext:value-type="float">
            <text:p>5.78651045201696</text:p>
          </table:table-cell>
          <table:table-cell table:style-name="ce3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939562234303834" calcext:value-type="percentage">
            <text:p>93.96%</text:p>
          </table:table-cell>
          <table:table-cell table:style-name="ce6" office:value-type="percentage" office:value="1" calcext:value-type="percentage">
            <text:p>100.00%</text:p>
          </table:table-cell>
          <table:table-cell table:style-name="Default" office:value-type="float" office:value="6.12852530102828" calcext:value-type="float">
            <text:p>6.12852530102828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3"/>
          <table:table-cell table:style-name="ce3" office:value-type="string" calcext:value-type="string">
            <text:p>Without</text:p>
          </table:table-cell>
          <table:table-cell table:style-name="ce6" office:value-type="percentage" office:value="0.939562234303834" calcext:value-type="percentage">
            <text:p>93.96%</text:p>
          </table:table-cell>
          <table:table-cell office:value-type="float" office:value="6.12852530102828" calcext:value-type="float">
            <text:p>6.12852530102828</text:p>
          </table:table-cell>
          <table:table-cell table:style-name="ce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2"/>
          <table:table-cell table:style-name="ce11" office:value-type="string" calcext:value-type="string">
            <text:p>hypothyroid</text:p>
          </table:table-cell>
          <table:table-cell table:style-name="ce11" office:value-type="string" calcext:value-type="string">
            <text:p>IB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ost_voted</text:p>
          </table:table-cell>
          <table:table-cell table:style-name="ce11" office:value-type="string" calcext:value-type="string">
            <text:p>Euclidean</text:p>
          </table:table-cell>
          <table:table-cell table:style-name="ce12" office:value-type="string" calcext:value-type="string">
            <text:p>I-Gain</text:p>
          </table:table-cell>
          <table:table-cell table:style-name="ce6" office:value-type="percentage" office:value="0.953095826737867" calcext:value-type="percentage">
            <text:p>95.31%</text:p>
          </table:table-cell>
          <table:table-cell table:style-name="ce16" office:value-type="percentage" office:value="1" calcext:value-type="percentage">
            <text:p>100.00%</text:p>
          </table:table-cell>
          <table:table-cell table:style-name="Default" office:value-type="float" office:value="5.60775804996956" calcext:value-type="float">
            <text:p>5.60775804996956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3"/>
          <table:table-cell table:style-name="ce12" office:value-type="string" calcext:value-type="string">
            <text:p>I-Gain</text:p>
          </table:table-cell>
          <table:table-cell table:style-name="ce6" office:value-type="percentage" office:value="0.953095826737867" calcext:value-type="percentage">
            <text:p>95.31%</text:p>
          </table:table-cell>
          <table:table-cell office:value-type="float" office:value="5.60775804996956" calcext:value-type="float">
            <text:p>5.60775804996956</text:p>
          </table:table-cell>
          <table:table-cell table:style-name="ce18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1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7" office:value-type="float" office:value="6.10300320305396" calcext:value-type="float">
            <text:p>6.10300320305396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3"/>
          <table:table-cell table:style-name="ce1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7" office:value-type="float" office:value="6.10300320305396" calcext:value-type="float">
            <text:p>6.10300320305396</text:p>
          </table:table-cell>
          <table:table-cell table:style-name="ce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13" office:value-type="string" calcext:value-type="string">
            <text:p>relief</text:p>
          </table:table-cell>
          <table:table-cell table:style-name="ce14" office:value-type="percentage" office:value="0.939826784568384" calcext:value-type="percentage">
            <text:p>93.98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7" office:value-type="float" office:value="6.0190008750069" calcext:value-type="float">
            <text:p>6.019000875006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3"/>
          <table:table-cell table:style-name="ce13" office:value-type="string" calcext:value-type="string">
            <text:p>relief</text:p>
          </table:table-cell>
          <table:table-cell table:style-name="ce14" office:value-type="percentage" office:value="0.939826784568384" calcext:value-type="percentage">
            <text:p>93.98%</text:p>
          </table:table-cell>
          <table:table-cell table:style-name="ce17" office:value-type="float" office:value="6.0190008750069" calcext:value-type="float">
            <text:p>6.0190008750069</text:p>
          </table:table-cell>
          <table:table-cell table:style-name="ce3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1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3" office:value-type="float" office:value="6.26335457595997" calcext:value-type="float">
            <text:p>6.26335457595997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3"/>
          <table:table-cell table:style-name="ce1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3" office:value-type="float" office:value="6.26335457595997" calcext:value-type="float">
            <text:p>6.26335457595997</text:p>
          </table:table-cell>
          <table:table-cell table:style-name="ce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13" office:value-type="string" calcext:value-type="string">
            <text:p>I-Gain</text:p>
          </table:table-cell>
          <table:table-cell table:style-name="ce14" office:value-type="percentage" office:value="0.956274644023947" calcext:value-type="percentage">
            <text:p>95.63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3" office:value-type="float" office:value="5.80079487300827" calcext:value-type="float">
            <text:p>5.8007948730082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/>
          <table:table-cell table:style-name="ce2" office:value-type="string" calcext:value-type="string">
            <text:p>I-Gain</text:p>
          </table:table-cell>
          <table:table-cell table:style-name="ce14" office:value-type="percentage" office:value="0.956274644023947" calcext:value-type="percentage">
            <text:p>95.63%</text:p>
          </table:table-cell>
          <table:table-cell table:style-name="ce13" office:value-type="float" office:value="5.80079487300827" calcext:value-type="float">
            <text:p>5.80079487300827</text:p>
          </table:table-cell>
          <table:table-cell table:style-name="ce2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1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3" office:value-type="float" office:value="6.80995896403329" calcext:value-type="float">
            <text:p>6.80995896403329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3"/>
          <table:table-cell table:style-name="ce1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3" office:value-type="float" office:value="6.80995896403329" calcext:value-type="float">
            <text:p>6.80995896403329</text:p>
          </table:table-cell>
          <table:table-cell table:style-name="ce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13" office:value-type="string" calcext:value-type="string">
            <text:p>relief</text:p>
          </table:table-cell>
          <table:table-cell table:style-name="ce14" office:value-type="percentage" office:value="0.939561532578994" calcext:value-type="percentage">
            <text:p>93.96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3" office:value-type="float" office:value="6.43150216899812" calcext:value-type="float">
            <text:p>6.43150216899812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  <table:table-cell table:style-name="ce13" office:value-type="string" calcext:value-type="string">
            <text:p>relief</text:p>
          </table:table-cell>
          <table:table-cell table:style-name="ce14" office:value-type="percentage" office:value="0.939561532578994" calcext:value-type="percentage">
            <text:p>93.96%</text:p>
          </table:table-cell>
          <table:table-cell table:style-name="ce13" office:value-type="float" office:value="6.43150216899812" calcext:value-type="float">
            <text:p>6.43150216899812</text:p>
          </table:table-cell>
          <table:table-cell table:style-name="ce3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1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3" office:value-type="float" office:value="6.89471529997536" calcext:value-type="float">
            <text:p>6.89471529997536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3"/>
          <table:table-cell table:style-name="ce1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3" office:value-type="float" office:value="6.89471529997536" calcext:value-type="float">
            <text:p>6.89471529997536</text:p>
          </table:table-cell>
          <table:table-cell table:style-name="ce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2"/>
          <table:table-cell table:style-name="ce11" office:value-type="string" calcext:value-type="string">
            <text:p>hypothyroid</text:p>
          </table:table-cell>
          <table:table-cell table:style-name="ce11" office:value-type="string" calcext:value-type="string">
            <text:p>IB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ost_voted</text:p>
          </table:table-cell>
          <table:table-cell table:style-name="ce11" office:value-type="string" calcext:value-type="string">
            <text:p>Euclidean</text:p>
          </table:table-cell>
          <table:table-cell table:style-name="ce12" office:value-type="string" calcext:value-type="string">
            <text:p>I-Gain</text:p>
          </table:table-cell>
          <table:table-cell table:style-name="ce15" office:value-type="percentage" office:value="0.956011504674234" calcext:value-type="percentage">
            <text:p>95.60%</text:p>
          </table:table-cell>
          <table:table-cell table:style-name="ce15" office:value-type="percentage" office:value="1" calcext:value-type="percentage">
            <text:p>100.00%</text:p>
          </table:table-cell>
          <table:table-cell table:style-name="ce12" office:value-type="float" office:value="6.06465581798693" calcext:value-type="float">
            <text:p>6.06465581798693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3"/>
          <table:table-cell table:style-name="ce12" office:value-type="string" calcext:value-type="string">
            <text:p>I-Gain</text:p>
          </table:table-cell>
          <table:table-cell table:style-name="ce15" office:value-type="percentage" office:value="0.956011504674234" calcext:value-type="percentage">
            <text:p>95.60%</text:p>
          </table:table-cell>
          <table:table-cell table:style-name="ce12" office:value-type="float" office:value="6.06465581798693" calcext:value-type="float">
            <text:p>6.06465581798693</text:p>
          </table:table-cell>
          <table:table-cell table:style-name="ce18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1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3" office:value-type="float" office:value="5.83322073405725" calcext:value-type="float">
            <text:p>5.83322073405725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3"/>
          <table:table-cell table:style-name="ce1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3" office:value-type="float" office:value="5.83322073405725" calcext:value-type="float">
            <text:p>5.83322073405725</text:p>
          </table:table-cell>
          <table:table-cell table:style-name="ce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13" office:value-type="string" calcext:value-type="string">
            <text:p>relief</text:p>
          </table:table-cell>
          <table:table-cell table:style-name="ce14" office:value-type="percentage" office:value="0.939825366158528" calcext:value-type="percentage">
            <text:p>93.98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3" office:value-type="float" office:value="5.46420921894605" calcext:value-type="float">
            <text:p>5.4642092189460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13" office:value-type="string" calcext:value-type="string">
            <text:p>relief</text:p>
          </table:table-cell>
          <table:table-cell table:style-name="ce14" office:value-type="percentage" office:value="0.939825366158528" calcext:value-type="percentage">
            <text:p>93.98%</text:p>
          </table:table-cell>
          <table:table-cell table:style-name="ce13" office:value-type="float" office:value="5.46420921894605" calcext:value-type="float">
            <text:p>5.46420921894605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1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3" office:value-type="float" office:value="8.48420922906371" calcext:value-type="float">
            <text:p>8.4842092290637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3"/>
          <table:table-cell table:style-name="ce3" office:value-type="string" calcext:value-type="string">
            <text:p>Without</text:p>
          </table:table-cell>
          <table:table-cell table:style-name="ce14" office:value-type="percentage" office:value="0.939562234303834" calcext:value-type="percentage">
            <text:p>93.96%</text:p>
          </table:table-cell>
          <table:table-cell table:style-name="ce13" office:value-type="float" office:value="8.48420922906371" calcext:value-type="float">
            <text:p>8.48420922906371</text:p>
          </table:table-cell>
          <table:table-cell table:style-name="ce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13" office:value-type="string" calcext:value-type="string">
            <text:p>I-Gain</text:p>
          </table:table-cell>
          <table:table-cell table:style-name="ce7" office:value-type="percentage" office:value="0.96527918086913" calcext:value-type="percentage">
            <text:p>96.53%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2" office:value-type="float" office:value="5.78967132302932" calcext:value-type="float">
            <text:p>5.7896713230293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string" calcext:value-type="string">
            <text:p>I-Gain</text:p>
          </table:table-cell>
          <table:table-cell table:style-name="ce7" office:value-type="percentage" office:value="0.96527918086913" calcext:value-type="percentage">
            <text:p>96.53%</text:p>
          </table:table-cell>
          <table:table-cell table:style-name="ce2" office:value-type="float" office:value="5.78967132302932" calcext:value-type="float">
            <text:p>5.78967132302932</text:p>
          </table:table-cell>
          <table:table-cell table:style-name="ce3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Without</text:p>
          </table:table-cell>
          <table:table-cell table:style-name="ce6" office:value-type="percentage" office:value="0.939562234303834" calcext:value-type="percentage">
            <text:p>93.96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6.86058610095643" calcext:value-type="float">
            <text:p>6.8605861009564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3"/>
          <table:table-cell table:style-name="ce3" office:value-type="string" calcext:value-type="string">
            <text:p>Without</text:p>
          </table:table-cell>
          <table:table-cell table:style-name="ce6" office:value-type="percentage" office:value="0.939562234303834" calcext:value-type="percentage">
            <text:p>93.96%</text:p>
          </table:table-cell>
          <table:table-cell table:style-name="ce3" office:value-type="float" office:value="6.86058610095643" calcext:value-type="float">
            <text:p>6.86058610095643</text:p>
          </table:table-cell>
          <table:table-cell table:style-name="ce3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hypothyroid</text:p>
          </table:table-cell>
          <table:table-cell table:style-name="ce3" office:value-type="string" calcext:value-type="string">
            <text:p>IB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st_voted</text:p>
          </table:table-cell>
          <table:table-cell table:style-name="ce3" office:value-type="string" calcext:value-type="string">
            <text:p>Euclidean</text:p>
          </table:table-cell>
          <table:table-cell table:style-name="ce3" office:value-type="string" calcext:value-type="string">
            <text:p>relief</text:p>
          </table:table-cell>
          <table:table-cell table:style-name="ce6" office:value-type="percentage" office:value="0.948052481672291" calcext:value-type="percentage">
            <text:p>94.81%</text:p>
          </table:table-cell>
          <table:table-cell table:style-name="ce6" office:value-type="percentage" office:value="1" calcext:value-type="percentage">
            <text:p>100.00%</text:p>
          </table:table-cell>
          <table:table-cell office:value-type="float" office:value="5.54927924307413" calcext:value-type="float">
            <text:p>5.549279243074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string" calcext:value-type="string">
            <text:p>relief</text:p>
          </table:table-cell>
          <table:table-cell table:style-name="ce6" office:value-type="percentage" office:value="0.948052481672291" calcext:value-type="percentage">
            <text:p>94.81%</text:p>
          </table:table-cell>
          <table:table-cell table:style-name="ce3" office:value-type="float" office:value="5.54927924307413" calcext:value-type="float">
            <text:p>5.54927924307413</text:p>
          </table:table-cell>
          <table:table-cell table:style-name="ce3" office:value-type="float" office:value="5" calcext:value-type="float">
            <text:p>5</text:p>
          </table:table-cell>
          <table:table-cell/>
        </table:table-row>
        <table:table-row table:style-name="ro1" table:number-rows-repeated="4">
          <table:table-cell table:number-columns-repeated="12"/>
          <table:table-cell table:style-name="ce3" table:number-columns-repeated="6"/>
          <table:table-cell table:style-name="ce6" table:number-columns-repeated="2"/>
          <table:table-cell/>
          <table:table-cell table:style-name="ce3"/>
          <table:table-cell table:number-columns-repeated="8"/>
        </table:table-row>
        <table:table-row table:style-name="ro1" table:number-rows-repeated="1048522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Khmer OS System" svg:font-family="'Khmer OS System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30T03:53:36.302938617</meta:creation-date>
    <dc:date>2021-12-30T18:37:46.502468068</dc:date>
    <meta:editing-duration>PT38M26S</meta:editing-duration>
    <meta:editing-cycles>3</meta:editing-cycles>
    <meta:generator>LibreOffice/7.2.3.2$Linux_X86_64 LibreOffice_project/20$Build-2</meta:generator>
    <meta:document-statistic meta:table-count="1" meta:cell-count="821" meta:object-count="0"/>
  </office:meta>
</office:document-meta>
</file>